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style:line-height-at-least="0.37cm" fo:text-align="start" style:justify-single-word="false" fo:widows="1" fo:text-indent="0cm" style:auto-text-indent="false" fo:padding="0cm" fo:border="none"/>
      <style:text-properties fo:font-variant="normal" fo:text-transform="none" fo:color="#000000" fo:letter-spacing="normal"/>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left="0cm" fo:margin-right="0cm" fo:margin-top="0cm" fo:margin-bottom="0cm" fo:text-indent="0cm" style:auto-text-indent="false" fo:padding="0cm" fo:border="none"/>
    </style:style>
    <style:style style:name="P4" style:family="paragraph" style:parent-style-name="Text_20_body">
      <style:paragraph-properties fo:margin-left="0cm" fo:margin-right="0cm" fo:margin-top="0cm" fo:margin-bottom="0cm" style:line-height-at-least="0.37cm" fo:text-align="start" style:justify-single-word="false" fo:widows="1" fo:text-indent="0cm" style:auto-text-indent="fals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style:line-height-at-least="0.37cm" fo:text-align="start" style:justify-single-word="false" fo:widows="1" fo:text-indent="0cm" style:auto-text-indent="false"/>
    </style:style>
    <style:style style:name="P7" style:family="paragraph" style:parent-style-name="Heading_20_2">
      <style:paragraph-properties fo:margin-left="0cm" fo:margin-right="0cm" fo:margin-top="0cm" fo:margin-bottom="0cm" fo:text-align="start" style:justify-single-word="false" fo:widows="1" fo:text-indent="0cm" style:auto-text-indent="false" fo:padding="0cm" fo:border="none"/>
      <style:text-properties fo:font-variant="normal" fo:text-transform="none" fo:color="#000000" style:font-name="Helvetica Neue" fo:letter-spacing="normal" fo:font-style="normal"/>
    </style:style>
    <style:style style:name="T1" style:family="text">
      <style:text-properties fo:font-variant="normal" fo:text-transform="none" fo:color="#000000" style:font-name="Helvetica Neue" fo:font-size="8.2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3399" style:text-line-through-style="none" style:font-name="Helvetica Neue" fo:font-size="8.25pt" fo:letter-spacing="normal" fo:font-style="normal" style:text-underline-style="none" fo:font-weight="normal" style:text-blinking="false"/>
    </style:style>
    <style:style style:name="T4" style:family="text">
      <style:text-properties style:font-name="Helvetica Neue" fo:font-style="normal"/>
    </style:style>
    <style:style style:name="T5" style:family="text">
      <style:text-properties fo:background-color="#b0aca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display-border="false"/>
    </style:style>
    <style:style style:name="fr5"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width="2.91cm" draw:z-index="4"><draw:text-box fo:min-height="0.041cm"><text:section text:style-name="Sect1" text:name="___plusone_0"><text:p text:style-name="P3"><draw:frame draw:style-name="fr5" draw:name="Objet3" text:anchor-type="as-char" svg:width="2.381cm" svg:height="0.529cm" draw:z-index="5"><draw:floating-frame xlink:href="https://apis.google.com/u/0/se/0/_/+1/fastbutton?usegapi=1&amp;id=GooglePlusOne_badf77fe0c08b6ad6f5b15024a93e356e7130163_1454073393_5065&amp;annotation=bubble&amp;size=medium&amp;hl=fr-FR&amp;origin=http%3A%2F%2Fwww.teva.fr&amp;url=http%3A%2F%2Fwww.teva.fr%2Femission-sucrement_bon%2Fnews-sucrement_bon%2F792020-la_charlotte_aux_poires_de_cyril_ligniac.html&amp;gsrc=3p&amp;ic=1&amp;jsh=m%3B%2F_%2Fscs%2Fapps-static%2F_%2Fjs%2Fk%3Doz.gapi.fr.rpavhlBVGTA.O%2Fm%3D__features__%2Fam%3DAQ%2Frt%3Dj%2Fd%3D1%2Ft%3Dzcms%2Frs%3DAGLTcCMAf-fpdyph6cNM7nfsP5xKCcYYpw#_methods=onPlusOne%2C_ready%2C_close%2C_open%2C_resizeMe%2C_renderstart%2Concircled%2Cdrefresh%2Cerefresh&amp;id=I0_1454078951881&amp;parent=http%3A%2F%2Fwww.teva.fr&amp;pfname=&amp;rpctoken=27506794" xlink:type="simple" xlink:show="embed" xlink:actuate="onLoad" draw:frame-name="I0_1454078951881"/></draw:frame></text:p></text:section></draw:text-box></draw:frame><draw:frame draw:style-name="fr1" draw:name="Cadre2" text:anchor-type="paragraph" svg:width="2.646cm" draw:z-index="2"><draw:text-box fo:min-height="0.041cm"><text:p text:style-name="P5"><draw:frame draw:style-name="fr4" draw:name="Objet2" text:anchor-type="char" svg:width="2.381cm" svg:height="0.529cm" draw:z-index="3"><draw:floating-frame xlink:href="http://www.facebook.com/plugins/like.php?action=like&amp;app_id=202898406409099&amp;channel=http%3A%2F%2Fstaticxx.facebook.com%2Fconnect%2Fxd_arbiter.php%3Fversion%3D42%23cb%3Df2634dd17%26domain%3Dwww.teva.fr%26origin%3Dhttp%253A%252F%252Fwww.teva.fr%252Ff3579c8d08%26relation%3Dparent.parent&amp;color_scheme=light&amp;container_width=0&amp;font=arial&amp;href=http%3A%2F%2Fwww.teva.fr%2Femission-sucrement_bon%2Fnews-sucrement_bon%2F792020-la_charlotte_aux_poires_de_cyril_ligniac.html&amp;layout=button_count&amp;locale=fr_FR&amp;sdk=joey&amp;send=false&amp;show_faces=false&amp;width=150" xlink:type="simple" xlink:show="embed" xlink:actuate="onLoad" draw:frame-name="f272e6c59c"/></draw:frame></text:p></draw:text-box></draw:frame><draw:frame draw:style-name="fr1" draw:name="Cadre1" text:anchor-type="paragraph" svg:width="2.91cm" draw:z-index="0"><draw:text-box fo:min-height="0.041cm"><text:p text:style-name="P2"><draw:frame draw:style-name="fr3" draw:name="Objet1" text:anchor-type="as-char" svg:width="1.879cm" svg:height="0.529cm" draw:z-index="1"><draw:floating-frame xlink:href="http://platform.twitter.com/widgets/tweet_button.baa54ded21a982344c4ced326592f3de.fr.html#dnt=false&amp;id=twitter-widget-0&amp;lang=fr&amp;original_referer=http%3A%2F%2Fwww.teva.fr%2Femission-sucrement_bon%2Fnews-sucrement_bon%2F792020-la_charlotte_aux_poires_de_cyril_ligniac.html&amp;size=m&amp;text=La%20charlotte%20aux%20poires%20de%20Cyril%20Ligniac%20SUCR%C3%89MENT%20BON%20T%C3%A9va%20-%20Teva.fr&amp;time=1454078955728&amp;type=share&amp;url=http%3A%2F%2Fwww.teva.fr%2Femission-sucrement_bon%2Fnews-sucrement_bon%2F792020-la_charlotte_aux_poires_de_cyril_ligniac.html" xlink:type="simple" xlink:show="embed" xlink:actuate="onLoad"/></draw:frame></text:p></draw:text-box></draw:frame><draw:frame draw:style-name="fr2" draw:name="images1" text:anchor-type="as-char" svg:width="8.573cm" svg:height="5.689cm" draw:z-index="6"><draw:image xlink:href="http://2.im6.fr/photo/017E00D708306816-photo-charlottepoires.jpg" xlink:type="simple" xlink:show="embed" xlink:actuate="onLoad"/></draw:frame><text:span text:style-name="T4">La charlotte aux poires de Cyril Ligniac</text:span></text:p>
      <text:h text:style-name="P7" text:outline-level="2">ÉTAPE 1 : Le biscuit cuillère</text:h>
      <text:p text:style-name="P6"><text:line-break/><text:span text:style-name="T2">• </text:span><text:span text:style-name="T1">135 g de farine</text:span><text:line-break/><text:span text:style-name="T2">• </text:span><text:span text:style-name="T1">20 g de fécule de pomme de terre</text:span><text:line-break/><text:span text:style-name="T2">• </text:span><text:span text:style-name="T1">130 g de sucre</text:span><text:line-break/><text:span text:style-name="T2">• </text:span><text:span text:style-name="T1">130 g de blanc d'œufs</text:span><text:line-break/><text:span text:style-name="T2">• </text:span><text:span text:style-name="T1">83 g de jaunes d'œufs</text:span><text:line-break/><text:line-break/><text:span text:style-name="T1">Déroulé :</text:span><text:line-break/><text:line-break/><text:span text:style-name="T2">• </text:span><text:span text:style-name="T1">Monter les blancs d'œufs en neige, ajouter la moitié du sucre et serrer les blancs d'œufs.</text:span><text:line-break/><text:span text:style-name="T2">• </text:span><text:span text:style-name="T1">Tamiser la farine et la fécule.</text:span><text:line-break/><text:span text:style-name="T2">• </text:span><text:span text:style-name="T1">Monter au ruban les jaunes d'œufs avec l'autre moitié du sucre.</text:span><text:line-break/><text:span text:style-name="T2">• </text:span><text:span text:style-name="T1">Ajouter délicatement la farine/fécule dans les jaunes.</text:span><text:line-break/><text:span text:style-name="T2">• </text:span><text:span text:style-name="T1">Finir en ajoutant les blancs d'œufs.</text:span><text:line-break/><text:span text:style-name="T2">• </text:span><text:span text:style-name="T1">Couler dans un en cadre de 20 cm de côté.</text:span><text:line-break/><text:span text:style-name="T2">• </text:span><text:span text:style-name="T1">Cuire à 220° pendant 15mn</text:span><text:line-break/><text:span text:style-name="T2">• </text:span><text:span text:style-name="T1">Couper le dessus et le dessous du biscuit, puis trancher en 2 pour ne garder que la partie moelleuse</text:span></text:p>
      <text:h text:style-name="P7" text:outline-level="2">ÉTAPE 2 : La bavaroise à la poire</text:h>
      <text:p text:style-name="P6"><text:span text:style-name="T2">• </text:span><text:span text:style-name="T1">8 g de gélatine en poudre</text:span><text:line-break/><text:span text:style-name="T2">• </text:span><text:span text:style-name="T1">48 g d'eau</text:span><text:line-break/><text:span text:style-name="T2">• </text:span><text:span text:style-name="T1">55 g de sucre</text:span><text:line-break/><text:span text:style-name="T2">• </text:span><text:span text:style-name="T1">225 g de crème liquide</text:span><text:line-break/><text:span text:style-name="T2">• </text:span><text:span text:style-name="T1">110 g de lait</text:span><text:line-break/><text:span text:style-name="T2">• </text:span><text:span text:style-name="T1">80 g de jaunes d'œufs</text:span><text:line-break/><text:soft-page-break/><text:span text:style-name="T2">• </text:span><text:span text:style-name="T1">110 g de purée de poire</text:span><text:line-break/><text:line-break/><text:span text:style-name="T1">Déroulé :</text:span><text:line-break/><text:span text:style-name="T2">• </text:span><text:span text:style-name="T1">Mettre la gélatine à tremper dans l'eau.</text:span><text:line-break/><text:span text:style-name="T2">• </text:span><text:span text:style-name="T1">Blanchir les jaunes et le sucre.</text:span><text:line-break/><text:span text:style-name="T2">• </text:span><text:span text:style-name="T1">Bouillir le lait et verser une petite quantité au mélange hors du feu</text:span><text:line-break/><text:span text:style-name="T2">• </text:span><text:span text:style-name="T1">Mélanger le tout et chauffer à feu doux jusqu'à disparition de la mousse en vannant la crème</text:span><text:line-break/><text:span text:style-name="T2">• </text:span><text:span text:style-name="T1">Ajouter la gélatine</text:span><text:line-break/><text:span text:style-name="T2">• </text:span><text:span text:style-name="T1">Ajouter la purée de poires préalablement mixée</text:span><text:line-break/><text:span text:style-name="T2">• </text:span><text:span text:style-name="T1">Monter la crème fouettée</text:span><text:line-break/><text:span text:style-name="T2">• </text:span><text:span text:style-name="T1">Verser la crème anglaise dans la crème montée.</text:span></text:p>
      <text:h text:style-name="P7" text:outline-level="2">ÉTAPE 3 : Le sirop de poires</text:h>
      <text:p text:style-name="P6"><text:line-break/><text:span text:style-name="T2">• </text:span><text:span text:style-name="T1">190 g d'eau</text:span><text:line-break/><text:span text:style-name="T2">• </text:span><text:span text:style-name="T1">190 g de sucre</text:span><text:line-break/><text:span text:style-name="T2">• </text:span><text:span text:style-name="T1">60 g d'alcool de poire</text:span><text:line-break/><text:span text:style-name="T2">• </text:span><text:span text:style-name="T1">66 g d'eau</text:span><text:line-break/><text:span text:style-name="T2">• </text:span><text:span text:style-name="T1">11 g de gélatine en poudre</text:span><text:line-break/><text:line-break/><text:span text:style-name="T1">Déroulé :</text:span><text:line-break/><text:span text:style-name="T2">• </text:span><text:span text:style-name="T1">Mélanger la gélatine en poudre dans de l'eau et laisser gonfler.</text:span><text:line-break/><text:span text:style-name="T2">• </text:span><text:span text:style-name="T1">Mélanger l'eau, et le sucre et l'alcool de poire</text:span><text:line-break/><text:span text:style-name="T2">• </text:span><text:span text:style-name="T1">Mélanger le tout et laisser reposer</text:span></text:p>
      <text:h text:style-name="P7" text:outline-level="2">ÉTAPE4 : Les poires</text:h>
      <text:p text:style-name="P6"><text:line-break/><text:span text:style-name="T2">• </text:span><text:span text:style-name="T1">300 g de purée de poire</text:span><text:line-break/><text:span text:style-name="T2">• </text:span><text:span text:style-name="T1">2 g de gomme xanthane</text:span><text:line-break/><text:span text:style-name="T2">• </text:span><text:span text:style-name="T1">30 g de sucre</text:span><text:line-break/><text:span text:style-name="T2">• </text:span><text:span text:style-name="T1">2 poires</text:span><text:line-break/><text:span text:style-name="T2">• </text:span><text:span text:style-name="T1">1 gousse de vanille</text:span><text:line-break/><text:span text:style-name="T2">• </text:span><text:span text:style-name="T1">10 g d'eau</text:span><text:line-break/><text:line-break/><text:span text:style-name="T1">Déroulé :</text:span><text:line-break/><text:span text:style-name="T2">• </text:span><text:span text:style-name="T1">Découper les poires en julienne</text:span><text:line-break/><text:span text:style-name="T2">• </text:span><text:span text:style-name="T1">Faire revenir les morceaux avec le sucre</text:span><text:line-break/><text:span text:style-name="T2">• </text:span><text:span text:style-name="T1">Ajouter la vanille et l'eau</text:span><text:line-break/><text:span text:style-name="T2">• </text:span><text:span text:style-name="T1">Mixer la purée avec la gomme de xanthane et réserver au frais.</text:span></text:p>
      <text:h text:style-name="P7" text:outline-level="2">ÉTAPE 5 : Le dressage</text:h>
      <text:p text:style-name="P4"><text:span text:style-name="T2">• </text:span><text:span text:style-name="T1">Mettre du rhodoïde entre le biscuit et le carré</text:span><text:line-break/><text:span text:style-name="T2">• </text:span><text:span text:style-name="T1">Chablonner le dessous du biscuit avec le chocolat blanc fondu. (Enduire la surface d'un biscuit ou d'une génoise d'une couche de chocolat fondu)</text:span><text:line-break/><text:span text:style-name="T2">• </text:span><text:span text:style-name="T1">Au pinceau, imbiber généreusement le biscuit avec le sirop de poires.</text:span><text:line-break/><text:span text:style-name="T2">• </text:span><text:span text:style-name="T1">Couler un peu de bavaroise, déposer des cubes de poires vanillées et la compotée de poire.</text:span><text:line-break/><text:span text:style-name="T2">• </text:span><text:span text:style-name="T1">Remettre un peu de bavaroise.</text:span><text:line-break/><text:span text:style-name="T2">• </text:span><text:span text:style-name="T1">Poser le biscuit du dessus eet imbiber de nouveau avec du sirop</text:span><text:line-break/><text:span text:style-name="T2">• </text:span><text:span text:style-name="T1">Mettre au frais pendant 3h</text:span><text:line-break/><text:span text:style-name="T2">• </text:span><text:span text:style-name="T1">Parer puis détailler des barrettes de 13cm sur 3cm de largeur.</text:span><text:line-break/><text:span text:style-name="T2">• </text:span><text:span text:style-name="T1">Pocher des boules de bavaroise sur le dessus, disposer des bâtonnets de chocolat et des morceaux de poires</text:span><text:line-break/><text:line-break/><text:span text:style-name="T1">L'astuce du chef 1 :</text:span><text:line-break/><text:span text:style-name="T1">Saupoudrer la pâte à biscuit avant cuisson permet de donner le côté sucré sur le dessus après la cuisson.</text:span><text:line-break/><text:soft-page-break/><text:line-break/><text:span text:style-name="T1">L'astuce du chef 2 :</text:span><text:line-break/><text:span text:style-name="T1">Pour ne pas rater la cuisson de sa crème anglaise, il faut la vanner, c'est-à-dire remuer en faisant un « 8 », et ce, jusqu'à ce que la couche de mousse sur le dessus disparaisse. De plus, si la crème tient bien sur la cuillère, c'est qu'elle est bien cuite.</text:span><text:line-break/><text:line-break/><text:span text:style-name="T1">L'astuce du chef 3 :</text:span><text:line-break/><text:span text:style-name="T1">Pour faire un beau sirop, le secret est d'ajouter de la gélatine qui va permettre au sirop de bien tenir sur le biscuit. Lors de la dégustation, il est bien maintenu et non trop liquide !<text:line-break/><text:line-break/>La suite sur Teva.fr : </text:span><text:a xlink:type="simple" xlink:href="http://www.teva.fr/emission-sucrement_bon/news-sucrement_bon/792020-la_charlotte_aux_poires_de_cyril_ligniac.html#ixzz3ye3XEDQI" text:style-name="Internet_20_link" text:visited-style-name="Visited_20_Internet_20_Link"><text:span text:style-name="T3">La charlotte aux poires de Cyril Ligniac SUCRÉMENT BON Téva - Teva.fr</text:span></text:a><text:span text:style-name="T1"> </text:span><text:a xlink:type="simple" xlink:href="http://www.teva.fr/emission-sucrement_bon/news-sucrement_bon/792020-la_charlotte_aux_poires_de_cyril_ligniac.html#ixzz3ye3XEDQI" text:style-name="Internet_20_link" text:visited-style-name="Visited_20_Internet_20_Link"><text:span text:style-name="T3">http://www.teva.fr/emission-sucrement_bon/news-sucrement_bon/792020-la_charlotte_aux_poires_de_cyril_ligniac.html#ixzz3ye3XEDQI</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ie Lematre</meta:initial-creator>
    <meta:creation-date>2016-01-29T15:49:39.55</meta:creation-date>
    <meta:document-statistic meta:table-count="0" meta:image-count="1" meta:object-count="3" meta:page-count="3" meta:paragraph-count="13" meta:word-count="652" meta:character-count="3381"/>
    <dc:date>2016-01-29T15:52:09.24</dc:date>
    <dc:creator>Sophie Lematre</dc:creator>
    <meta:editing-duration>PT2M30S</meta:editing-duration>
    <meta:editing-cycles>1</meta:editing-cycles>
    <meta:generator>OpenOffice/4.1.1$Win32 OpenOffice.org_project/411m6$Build-9775</meta:generator>
  </office:meta>
</office:document-meta>
</file>